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b856" officeooo:paragraph-rsid="0017b856"/>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b104" officeooo:paragraph-rsid="001bb104" style:font-weight-asian="bold" style:font-weight-complex="bold"/>
    </style:style>
    <style:style style:name="P3"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bb104" officeooo:paragraph-rsid="001bb10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289daf" officeooo:paragraph-rsid="00289daf" style:font-weight-asian="bold" style:font-weight-complex="bold"/>
    </style:style>
    <style:style style:name="P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89daf" officeooo:paragraph-rsid="00289daf" style:font-weight-asian="bold" style:font-weight-complex="bold"/>
    </style:style>
    <style:style style:name="P6" style:family="paragraph" style:parent-style-name="Standard" style:list-style-name="L1">
      <style:text-properties officeooo:rsid="0017b856" officeooo:paragraph-rsid="0017b856"/>
    </style:style>
    <style:style style:name="P7" style:family="paragraph" style:parent-style-name="Standard" style:list-style-name="L1">
      <style:text-properties officeooo:rsid="001d4c5f" officeooo:paragraph-rsid="001d4c5f"/>
    </style:style>
    <style:style style:name="P8" style:family="paragraph" style:parent-style-name="Standard" style:list-style-name="L1">
      <style:text-properties officeooo:rsid="0031f0f5" officeooo:paragraph-rsid="0031f0f5"/>
    </style:style>
    <style:style style:name="P9" style:family="paragraph" style:parent-style-name="Standard" style:list-style-name="L1">
      <style:text-properties officeooo:rsid="0034ea29" officeooo:paragraph-rsid="0034ea29"/>
    </style:style>
    <style:style style:name="P10" style:family="paragraph" style:parent-style-name="Standard" style:list-style-name="L1">
      <style:text-properties officeooo:rsid="0025ea51" officeooo:paragraph-rsid="0025ea51"/>
    </style:style>
    <style:style style:name="P11" style:family="paragraph" style:parent-style-name="Standard" style:list-style-name="L1">
      <style:text-properties officeooo:rsid="003f9de1" officeooo:paragraph-rsid="003f9de1"/>
    </style:style>
    <style:style style:name="P12" style:family="paragraph" style:parent-style-name="Standard" style:list-style-name="L1">
      <style:text-properties officeooo:rsid="0044ba20" officeooo:paragraph-rsid="0044ba20"/>
    </style:style>
    <style:style style:name="P13" style:family="paragraph" style:parent-style-name="Standard" style:list-style-name="L1">
      <style:text-properties officeooo:rsid="00440432" officeooo:paragraph-rsid="00440432"/>
    </style:style>
    <style:style style:name="P14" style:family="paragraph" style:parent-style-name="Standard" style:list-style-name="L2">
      <style:text-properties officeooo:rsid="00289daf" officeooo:paragraph-rsid="00289daf"/>
    </style:style>
    <style:style style:name="P15" style:family="paragraph" style:parent-style-name="Standard" style:list-style-name="L2">
      <style:text-properties officeooo:rsid="002b6e0d" officeooo:paragraph-rsid="002b6e0d"/>
    </style:style>
    <style:style style:name="P16" style:family="paragraph" style:parent-style-name="Standard" style:list-style-name="L2">
      <style:text-properties officeooo:rsid="002e9dbc" officeooo:paragraph-rsid="002e9dbc"/>
    </style:style>
    <style:style style:name="P17" style:family="paragraph" style:parent-style-name="Standard" style:list-style-name="L2">
      <style:text-properties officeooo:rsid="00304346" officeooo:paragraph-rsid="00304346"/>
    </style:style>
    <style:style style:name="P18" style:family="paragraph" style:parent-style-name="Standard" style:list-style-name="L2">
      <style:text-properties officeooo:rsid="00359f14" officeooo:paragraph-rsid="00359f14"/>
    </style:style>
    <style:style style:name="P19" style:family="paragraph" style:parent-style-name="Standard" style:list-style-name="L2">
      <style:text-properties officeooo:rsid="00390b23" officeooo:paragraph-rsid="00390b23"/>
    </style:style>
    <style:style style:name="P20" style:family="paragraph" style:parent-style-name="Standard" style:list-style-name="L2">
      <style:text-properties officeooo:rsid="0046e571" officeooo:paragraph-rsid="0046e571"/>
    </style:style>
    <style:style style:name="P21" style:family="paragraph" style:parent-style-name="Standard" style:list-style-name="L2">
      <style:text-properties officeooo:rsid="0046845c" officeooo:paragraph-rsid="0046845c"/>
    </style:style>
    <style:style style:name="P22" style:family="paragraph" style:parent-style-name="Standard">
      <style:paragraph-properties fo:text-align="center" style:justify-single-word="false"/>
      <style:text-properties officeooo:rsid="001bb104" officeooo:paragraph-rsid="001bb104"/>
    </style:style>
    <style:style style:name="P23" style:family="paragraph" style:parent-style-name="Standard" style:list-style-name="L2">
      <style:text-properties officeooo:rsid="001bb104" officeooo:paragraph-rsid="004b7c50"/>
    </style:style>
    <style:style style:name="P24" style:family="paragraph" style:parent-style-name="Standard" style:list-style-name="L3">
      <style:text-properties officeooo:rsid="001f6ca4" officeooo:paragraph-rsid="001f6ca4"/>
    </style:style>
    <style:style style:name="P25" style:family="paragraph" style:parent-style-name="Standard" style:list-style-name="L3">
      <style:text-properties officeooo:rsid="0022904f" officeooo:paragraph-rsid="0022904f"/>
    </style:style>
    <style:style style:name="P26" style:family="paragraph" style:parent-style-name="Standard" style:list-style-name="L3">
      <style:text-properties officeooo:rsid="00237f19" officeooo:paragraph-rsid="00237f19"/>
    </style:style>
    <style:style style:name="P27" style:family="paragraph" style:parent-style-name="Standard" style:list-style-name="L3">
      <style:text-properties officeooo:rsid="0024b494" officeooo:paragraph-rsid="0024b494"/>
    </style:style>
    <style:style style:name="P28" style:family="paragraph" style:parent-style-name="Standard" style:list-style-name="L3">
      <style:text-properties officeooo:rsid="00270c26" officeooo:paragraph-rsid="00270c26"/>
    </style:style>
    <style:style style:name="P29" style:family="paragraph" style:parent-style-name="Standard" style:list-style-name="L3">
      <style:text-properties officeooo:rsid="00297f84" officeooo:paragraph-rsid="00297f84"/>
    </style:style>
    <style:style style:name="P30" style:family="paragraph" style:parent-style-name="Standard" style:list-style-name="L3">
      <style:text-properties officeooo:rsid="002de709" officeooo:paragraph-rsid="002de709"/>
    </style:style>
    <style:style style:name="P31" style:family="paragraph" style:parent-style-name="Standard" style:list-style-name="L3">
      <style:text-properties officeooo:rsid="00325dfe" officeooo:paragraph-rsid="00325dfe"/>
    </style:style>
    <style:style style:name="P32" style:family="paragraph" style:parent-style-name="Standard" style:list-style-name="L3">
      <style:text-properties officeooo:rsid="003cc0a5" officeooo:paragraph-rsid="003cc0a5"/>
    </style:style>
    <style:style style:name="P33" style:family="paragraph" style:parent-style-name="Standard" style:list-style-name="L3">
      <style:text-properties officeooo:rsid="0041263d" officeooo:paragraph-rsid="0041263d"/>
    </style:style>
    <style:style style:name="P34" style:family="paragraph" style:parent-style-name="Standard" style:list-style-name="L3">
      <style:text-properties officeooo:rsid="0041263d" officeooo:paragraph-rsid="0042c94f"/>
    </style:style>
    <style:style style:name="P35" style:family="paragraph" style:parent-style-name="Standard" style:list-style-name="L3">
      <style:text-properties officeooo:rsid="0044bf8b" officeooo:paragraph-rsid="0044bf8b"/>
    </style:style>
    <style:style style:name="T1" style:family="text">
      <style:text-properties officeooo:rsid="0019ecf2"/>
    </style:style>
    <style:style style:name="T2" style:family="text">
      <style:text-properties officeooo:rsid="001ebff3"/>
    </style:style>
    <style:style style:name="T3" style:family="text">
      <style:text-properties officeooo:rsid="00210a60"/>
    </style:style>
    <style:style style:name="T4" style:family="text">
      <style:text-properties officeooo:rsid="0022aec1"/>
    </style:style>
    <style:style style:name="T5" style:family="text">
      <style:text-properties officeooo:rsid="00342e98"/>
    </style:style>
    <style:style style:name="T6" style:family="text">
      <style:text-properties officeooo:rsid="00377945"/>
    </style:style>
    <style:style style:name="T7" style:family="text">
      <style:text-properties officeooo:rsid="003fa7e8"/>
    </style:style>
    <style:style style:name="T8" style:family="text">
      <style:text-properties officeooo:rsid="0042c94f"/>
    </style:style>
    <style:style style:name="T9" style:family="text">
      <style:text-properties officeooo:rsid="0045e380"/>
    </style:style>
    <style:style style:name="T10" style:family="text">
      <style:text-properties officeooo:rsid="004787d4"/>
    </style:style>
    <style:style style:name="T11" style:family="text">
      <style:text-properties officeooo:rsid="00489fc7"/>
    </style:style>
    <style:style style:name="T12" style:family="text">
      <style:text-properties officeooo:rsid="0049a688"/>
    </style:style>
    <style:style style:name="T13" style:family="text">
      <style:text-properties officeooo:rsid="004b7c50"/>
    </style:style>
    <style:style style:name="T14" style:family="text">
      <style:text-properties officeooo:rsid="004c79e3"/>
    </style:style>
    <style:style style:name="T15" style:family="text">
      <style:text-properties officeooo:rsid="004cead7"/>
    </style:style>
    <style:style style:name="T16" style:family="text">
      <style:text-properties officeooo:rsid="004ecf65"/>
    </style:style>
    <style:style style:name="T17" style:family="text">
      <style:text-properties officeooo:rsid="004fbd1c"/>
    </style:style>
    <style:style style:name="T18" style:family="text">
      <style:text-properties officeooo:rsid="0051278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prowadzone zmiany ogólne</text:p>
      <text:p text:style-name="P1"/>
      <text:list text:style-name="L1">
        <text:list-item>
          <text:p text:style-name="P6">Zmieniono format liczb na przecinek jako separator dziesiętny – osobiście uważam, że kropka jest międzynarodowa i powinna być stosowana uniwersalnie, bo „wymyślanki” z przecinkiem tylko i wyłącznie wszystko komplikują. Ostatecznie jednak, skoro praca jest po polsku to niech będzie przecinek – można to w każdej chwili zmienić jedną opcją podczas kompilacji do PDF.</text:p>
        </text:list-item>
        <text:list-item>
          <text:p text:style-name="P6">Poprawiono niektóre wielkości <text:span text:style-name="T10">i jednostki</text:span> – zmiana raczej niezauważalna w tekście gołym okiem. Chodzi głównie o przypadki „10-bitowy” itd.. Nie znalazłem w słowniku reguły jak się to pisze poprawnie, natomiast jeśli będzie taka potrzeba, to można w całym dokumencie przestawić na „10 bitowy” itd..</text:p>
        </text:list-item>
        <text:list-item>
          <text:p text:style-name="P6">Zmieniono „Podsumowanie przedstawionych zależności” <text:span text:style-name="T1">oraz „Podsumowanie przeprowadzonego eksperymentu” </text:span>na „Podsumowanie rozdziału”.</text:p>
        </text:list-item>
        <text:list-item>
          <text:p text:style-name="P6">Zmieniono „model błędu” na „model błędów” w całym dokumencie (poza przypadkami, gdzie rzeczywiście termin odnosił się do pojedynczego sygnału błędu).</text:p>
        </text:list-item>
        <text:list-item>
          <text:p text:style-name="P7">Ujednolicono „<text:span text:style-name="T2">(</text:span>nie<text:span text:style-name="T2">)</text:span>dokładność” w kontekście wielkości wyjściowej – <text:span text:style-name="T2">używane jest tylko pojęcie „niedokładności”</text:span>. W kontekście pozostałych wielkości jest używane słowo odpowiednie dla danego kontekstu, tak by miało to logiczny sens.</text:p>
        </text:list-item>
        <text:list-item>
          <text:p text:style-name="P8">Ujednolicono „...-przepustowy” (obecnie z myślnikiem w całym dokumencie).</text:p>
        </text:list-item>
        <text:list-item>
          <text:p text:style-name="P9">Zmieniono „jeden”, „sto tysięcy” itd. na wartości liczbowe.</text:p>
        </text:list-item>
        <text:list-item>
          <text:p text:style-name="P10">W tekście jest więcej symboli dla opisywanych wielkości, przez co nie trzeba ich szukać w przypadku gdy zapomni się ich znaczenia – wydaje mi się, że nie powprowadzałem ich zbyt dużo, przez co tekst nie jest mniej czytelny, natomiast wygoda czytającego jest zwiększona.</text:p>
        </text:list-item>
        <text:list-item>
          <text:p text:style-name="P11">Odnośnie układu P/P: zgodnie z zaleceniem zaznaczyłem, że stosowany przetwornik posiada wbudowany układ P/P. W kontekście eksperymentu symulacyjnego to powinno wystarczyć, natomiast w przypadku eksperymentu pomiarowego sprawa jest wyjaśniona na tyle, na ile pozwalała dokumentacja – <text:span text:style-name="T11">czyli średnio</text:span>.</text:p>
        </text:list-item>
        <text:list-item>
          <text:p text:style-name="P12">Zamieniono „kluczowanie” na „śledzenie” – termin znaleziony w publikacjach prof. Jakubca. Nie znalazłem frazy „kluczowanie” natomiast jest mowa o „stanie śledzenia”, „czasie śledzenia” itd.. <text:span text:style-name="T12">Do dyskusji, natomiast powinno być merytorycznie poprawnie.</text:span></text:p>
        </text:list-item>
        <text:list-item>
          <text:p text:style-name="P13">Sporo kosmetycznych zmian niewpływających na treść zostało wprowadzonych w celu zachowania wizualnych walorów dokumentu – jak to ostatnio było powiedziane „to jest produkt”, więc poza walorem merytorycznym musi to jakoś wyglądać.</text:p>
        </text:list-item>
      </text:list>
      <text:p text:style-name="P1"/>
      <text:p text:style-name="P4"/>
      <text:p text:style-name="P5">Zmiany wymagające dodatkowego komentarza</text:p>
      <text:p text:style-name="Standard"/>
      <text:list text:style-name="L2">
        <text:list-item>
          <text:p text:style-name="P23">Teza – nie mam pomysłu na jej skrócenie, gdzie zachowane zostaną założenia, na których mi zależy, <text:span text:style-name="T13">natomiast trochę ją przerobiłem. Co musi w niej być, to</text:span>:</text:p>
          <text:list>
            <text:list-item>
              <text:p text:style-name="P23">Umożliwienie oszacowania wypadkowej wartości niepewności rozszerzonej stosując zaproponowany model błędów oraz metodę wyznaczania wypadkowej wartości niepewności rozszerzonej.</text:p>
            </text:list-item>
            <text:list-item>
              <text:p text:style-name="P23">W celu zastosowania modelu błędów wymagane jest określenie parametrów tego modelu, przy czym można zrobić w dowolny sposób.</text:p>
            </text:list-item>
            <text:list-item>
              <text:p text:style-name="P23">Wyznaczenie wartości wypadkowej niepewności rozszerzonej musi być możliwe w czasie rzeczywistym – algorytm musi cechować się niską złożonością obliczeniową.</text:p>
            </text:list-item>
            <text:list-item>
              <text:p text:style-name="P23">Zmiana parametrów przetwarzanego sygnału oraz zmiana parametrów modelu błędów muszą być możliwe w czasie rzeczywistym.</text:p>
            </text:list-item>
            <text:list-item>
              <text:p text:style-name="P23">Zaproponowane rozwiązanie musi dostarczać wyniki zbieżne z uzyskiwanymi metodą Monte-Carlo dla stosowania tych samych założeń.</text:p>
            </text:list-item>
          </text:list>
        </text:list-item>
        <text:list-item>
          <text:p text:style-name="P14">Strona 24: „nie pozwala na” – zmieniłem to na „nie zawsze umożliwia”. Rzeczywiście jej znajomość, przy założeniu znajomości rodzaju rozkładu i standardowego typu tego rozkładu jest wystarczająca.</text:p>
        </text:list-item>
        <text:list-item>
          <text:p text:style-name="P15">Strona 26: „w zadowalającym stopniu” – usunąłem ten tekst. Guide coś tam o tym mówi formalnie, więc wydaje mi się, że odnośnik do literatury jest wystarczający i ten tekst był zbędny.</text:p>
        </text:list-item>
        <text:list-item>
          <text:p text:style-name="P16">Strona 33, opis tabeli 2.2: dopisałem dla jakiego poziomu ufności są dane, przy czym w tekście jest to wspomniane wielokrotnie. W przypadku tej tabeli temat jest śliski, ponieważ sam napisałem, że praca obejmuje tylko klasyczną definicje niepewności rozszerzonej, a w tabeli jest lewa i prawa strona – wiem o tym, natomiast w razie czego umiem to obronić.</text:p>
        </text:list-item>
        <text:list-item>
          <text:p text:style-name="P17">Strona 38, „Niezależnie od zastosowanego (…)”: zredagowałem ten fragment – bez sensu było to napisane. Teraz powinno być jasne, o co chodziło i po co ten dopisek.</text:p>
        </text:list-item>
        <text:list-item>
          <text:p text:style-name="P18">Strona 63, „Algorytm idealny”: dodałem formalną definicję i wzór, którego stanowczo brakowało. Teraz jest jaśniej i dodatkowo ze strony formalnej lepiej. <text:span text:style-name="T6">Większość podrozdziału jest przerobiona.</text:span></text:p>
        </text:list-item>
        <text:list-item>
          <text:p text:style-name="P19">Rozdział 3.8, podsumowanie: sporo tekstu zostało dodane, głównie w celu podkreślenia jaki jest dorobek w temacie falek.</text:p>
        </text:list-item>
        <text:list-item>
          <text:p text:style-name="P20">Strona 164, „uniemożliwia”: zostało wyjaśnione dlaczego, natomiast kilka razy ten powód był już podawany.</text:p>
        </text:list-item>
        <text:list-item>
          <text:p text:style-name="P21">Podsumowanie pracy: wskazałem swój dorobek oraz najważniejsze walory pracy.</text:p>
        </text:list-item>
      </text:list>
      <text:p text:style-name="P3">Zmiany niewprowadzone</text:p>
      <text:p text:style-name="P22"/>
      <text:list text:style-name="L3">
        <text:list-item>
          <text:p text:style-name="P24">Symbol dla idealnego przebiegu wielkości „<draw:frame draw:style-name="fr1" draw:name="Obiekt1" text:anchor-type="as-char" svg:y="-0.386cm" svg:width="0.81cm" svg:height="0.51cm" draw:z-index="0"><draw:object xlink:href="./Object 1" xlink:type="simple" xlink:show="embed" xlink:actuate="onLoad"/><draw:image xlink:href="./ObjectReplacements/Object 1" xlink:type="simple" xlink:show="embed" xlink:actuate="onLoad"/></draw:frame>” – <text:span text:style-name="T3">wiem, że to jest pochodna stopnia zależnego od liczby kropek, natomiast w literaturze (głównie u prof. Jakubca, ale nie tylko) też się z tym spotkałem. W pracy nie ma ani jednej pochodnej, a do tego na wstępie jest to wprowadzone w oznaczeniach. </text:span><text:span text:style-name="T14">Z mechaniki nikt tego recenzować nie będzie, a oni tak głównie oznaczają </text:span><text:span text:style-name="T15">pochodne</text:span><text:span text:style-name="T14">.</text:span></text:p>
        </text:list-item>
        <text:list-item>
          <text:p text:style-name="P25">Strona 7: wydaje mi się, że tam nie potrzeba dodatkowych objaśnień. Chwilę temu były wprowadzane oznaczenia. <text:span text:style-name="T4">Zredagowałem lekko tekst tak, aby nie trzeba było szukać oznaczeń, tylko naturalnie się je poznało na podstawie tekstu – powinno być czytelniej, a jednocześnie nie ma więcej tekstu.</text:span></text:p>
        </text:list-item>
        <text:list-item>
          <text:p text:style-name="P26">Strona 9: dziękuję za tą uwagę, bo rzeczywiście nie miałem pojęcia, że się to tak nazywa – nie czytałem nigdy o nieliniowych nic, miałem jednak świadomość, że bloczki można ułożyć inaczej. Co do samej uwagi, to w pracy i tak później jest założenie o liniowości tych fragmentów, co znowu oznacza, że ich kolejność jest nieistotna. <text:span text:style-name="T16">Dodałem na końcu rozdziału małą wzmiankę o tym wraz z cytatem.</text:span></text:p>
        </text:list-item>
        <text:list-item>
          <text:p text:style-name="P27">Strona 16: Nie bardzo wiem, o co chodzi. Dodałem „P/P” do schematu A/C na rys. 2.1, natomiast sama praca nie skupia się na analizie właściwości przetwornika A/C. Założone jest, że przetwornik A/C można modelować jako fragment analogowy + kwantyzator opisany w rozdziale, a zatem to aplikacja modelu ma wskazać sygnały błędów związane z P/P, co też jest w treści pracy. Nie chciałbym zagłębiać się w te tematy szczegółowo, bo raz że nie o tym ta praca, a dwa że na ten temat jest miliard innych prac, a ja się na tym nie znam jakoś najlepiej.</text:p>
        </text:list-item>
        <text:list-item>
          <text:p text:style-name="P28">Strona 21: Jawnie takiego składnika nie ma, natomiast po prawej stronie jest <draw:frame draw:style-name="fr1" draw:name="Obiekt2" text:anchor-type="as-char" svg:y="-0.377cm" svg:width="1.732cm" svg:height="0.483cm" draw:z-index="1"><draw:object xlink:href="./Object 2" xlink:type="simple" xlink:show="embed" xlink:actuate="onLoad"/><draw:image xlink:href="./ObjectReplacements/Object 2" xlink:type="simple" xlink:show="embed" xlink:actuate="onLoad"/></draw:frame><text:s/>i tłumaczone jest znaczenie <draw:frame draw:style-name="fr1" draw:name="Obiekt3" text:anchor-type="as-char" svg:y="-0.377cm" svg:width="0.997cm" svg:height="0.483cm" draw:z-index="2"><draw:object xlink:href="./Object 3" xlink:type="simple" xlink:show="embed" xlink:actuate="onLoad"/><draw:image xlink:href="./ObjectReplacements/Object 3" xlink:type="simple" xlink:show="embed" xlink:actuate="onLoad"/><svg:desc>formuła</svg:desc></draw:frame><text:s/>na przykładzie – wklejenie w objaśnieniu całości mija się z celem, a tak jest wyjaśnione co oznacza „E”.</text:p>
        </text:list-item>
        <text:list-item>
          <text:p text:style-name="P29">Strona 24, równanie 2.79: To jest wzór na wariancję i wydaje mi się, że jest OK – gdyby to było odchylenie standardowe, to byłby tam na całej prawej stronie pierwiastek. W wektorach są odchylenia standardowe, transpozycja też jest we właściwym miejscu, podobnie jak indeksy.</text:p>
        </text:list-item>
        <text:list-item>
          <text:p text:style-name="P30">Strona 32, przedział &lt;3;9&gt;: taki przedział ma odzwierciedlać „typową” liczbę sumowanych sygnałów. Poniekąd jest to wyjaśnione w dalszej części rozdziału. Zostawiłbym to, tak samo jak większość przyjętych tylko na potrzeby przykładu wielkości. I tak będą pytania „dlaczego” – jeśli teraz wyjaśnię „bo zwykle jak liczę niepewność, to sumuję od 3 do 9 sygnałów” to ktoś i tak zapyta „a dlaczego zwykle jest ich tyle”.</text:p>
        </text:list-item>
        <text:list-item>
          <text:p text:style-name="P31">Rysunki 3.3, 3.4: nie ma możliwości umieszczenia ich w innym miejscu, bez zrujnowania układu całego dokumentu – zaczną robić się duże, puste miejsca. <text:span text:style-name="T5">Te rysunki nie są takie kluczowe i nie trzeba ich analizować równolegle z tekstem – ich rola jest raczej demonstracyjna.</text:span></text:p>
        </text:list-item>
        <text:list-item>
          <text:p text:style-name="P32">Wartość współczynnika rozszerzenia dla rozkładu trójkątnego: założyłem, że rozkład trójkątny powstaje w wyniku sumowania 2 niezależnych zmiennych losowych o rozkładach jednostajnych. Metodą Monte-Carlo wyznaczałem niepewność rozszerzoną i odchylenie standardowe dla zmiennej losowej będącej sumą 2 wyżej opisanych zmiennych. Współczynnik rozszerzenia wyszedł dokładnie 1,90. <text:span text:style-name="T7">Pokrywa się to z tym: </text:span><text:a xlink:type="simple" xlink:href="https://www.linkedin.com/pulse/uncertainty-estimation-ii-combined-expanded-cover-kp-ernst" text:style-name="Internet_20_link" text:visited-style-name="Visited_20_Internet_20_Link"><text:span text:style-name="T7">https://www.linkedin.com/pulse/uncertainty-estimation-ii-combined-expanded-cover-kp-ernst</text:span></text:a><text:span text:style-name="T7">, natomiast postaram się poszukać oryginalnego źródła – </text:span><text:span text:style-name="T17">obecnie totalnie nie mogę znaleźć ani w guidzie, ani nigdzie indziej oryginalnego źródła tych danych</text:span><text:span text:style-name="T7">.</text:span></text:p>
        </text:list-item>
        <text:list-item>
          <text:p text:style-name="P33">Strona 133, rysunek 5.3: Skoro w wersji „a” stosowałem model inercyjny I-rzędu, to konsekwentnie zgodnie z tym modelem przedstawiłem odpowiednie dla niego wzmocnienie i przesunięcie fazowe. Ze względu na to, że mierzyłem to oscyloskopem, to wykres zwyczajnie wyszedł fatalnie – rzeczywiście to wzmocnienie nie rośnie wraz ze wzrostem częstotliwości, a w przedstawionym na wykresie zakresie to, co widać, to tylko rozrzut stałej <text:soft-page-break/>wartości wzmocnienia. Widać natomiast, że ten model nie jest odpowiedni dla tego układu i zasadne jest przyjęcie stałej wartości wzmocnienia w analizowanym zakresie częstotliwości. <text:span text:style-name="T8">Jeśli chodzi o różnicę w wykresie przesunięcia fazowego, to nie ma takiej siły, żeby wskazać je na takiego typu wykresie. Musiałbym zrobić wykres błędu oszacowania tej wielkości, ale to niesie za sobą pewnie konsekwencje, bo trzeba by na nim wskazać niepewność wyznaczenia tej wielkości – ogólnie wolę odpowiedzieć na jakieś pytanie, niż bawić się w dorabianie tego. </text:span><text:span text:style-name="T18">Ogólnie te rysunki nie wyglądają zbyt korzystnie ze względu na zakres częstotliwości – nie ma natomiast sensu przedstawiać je dla częstotliwości wyższych, bo one i tak są powyżej cz. Nyquista, a zatem tam model nie musi dokładnie odzwierciedlać parametrów rzeczywistych, które są mocno nieliniowe dla tego wzmacniacza (kosztował niecałe 3 złote w „dwupaku”). </text:span></text:p>
        </text:list-item>
        <text:list-item>
          <text:p text:style-name="P33">Strona 134, „konsekwencje” – w zasadzie jest to wskazane we wnioskach, więc nie uzupełniam tego.</text:p>
        </text:list-item>
        <text:list-item>
          <text:p text:style-name="P34">Strona 134, <text:span text:style-name="T8">układ P/P: ja też nie wiem i się nie dowiem, bo to SoC. Dokumentacja przedstawia schemat zastępczy, który zacytowałem.</text:span></text:p>
        </text:list-item>
        <text:list-item>
          <text:p text:style-name="P35">Strona 150, tabela 5.1: symbole są jasno opisane w akapicie, który pierwszy raz odnosi się do tej tabeli. Dodatkowo są zbieżne z tymi stosowanymi dotychczas w całej pracy. <text:span text:style-name="T9">To samo tyczy się tabeli 5.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Dróżdż</meta:initial-creator>
    <meta:creation-date>2023-08-16T19:42:09.437526812</meta:creation-date>
    <dc:date>2023-08-21T21:29:22.876625841</dc:date>
    <dc:creator>Łukasz Dróżdż</dc:creator>
    <meta:editing-duration>PT11H12M2S</meta:editing-duration>
    <meta:editing-cycles>43</meta:editing-cycles>
    <meta:generator>LibreOffice/7.5.5.2$Linux_X86_64 LibreOffice_project/50$Build-2</meta:generator>
    <meta:document-statistic meta:table-count="0" meta:image-count="0" meta:object-count="3" meta:page-count="4" meta:paragraph-count="41" meta:word-count="1442" meta:character-count="9927" meta:non-whitespace-character-count="8534"/>
  </office:meta>
</office:document-meta>
</file>

<file path=Object 1/content.xml><?xml version="1.0" encoding="utf-8"?>
<math xmlns="http://www.w3.org/1998/Math/MathML" display="block">
  <semantics>
    <mrow>
      <mover accent="true">
        <mi>a</mi>
        <mo stretchy="false">˙</mo>
      </mover>
      <mrow>
        <mo fence="true" form="prefix" stretchy="false">(</mo>
        <mrow>
          <mi>x</mi>
        </mrow>
        <mo fence="true" form="postfix" stretchy="false">)</mo>
      </mrow>
    </mrow>
    <annotation encoding="StarMath 5.0">dot{a}(x)</annotation>
  </semantics>
</math>
</file>

<file path=Object 2/content.xml><?xml version="1.0" encoding="utf-8"?>
<math xmlns="http://www.w3.org/1998/Math/MathML" display="block">
  <semantics>
    <mrow>
      <mrow>
        <mo stretchy="false">…</mo>
        <mo stretchy="false">=</mo>
        <mi>E</mi>
      </mrow>
      <mrow>
        <mo fence="true" form="prefix" stretchy="false">[</mo>
        <mrow>
          <mo stretchy="false">…</mo>
        </mrow>
        <mo fence="true" form="postfix" stretchy="false">]</mo>
      </mrow>
    </mrow>
    <annotation encoding="StarMath 5.0"> dotslow = E [  dotslow  ]</annotation>
  </semantics>
</math>
</file>

<file path=Object 3/content.xml><?xml version="1.0" encoding="utf-8"?>
<math xmlns="http://www.w3.org/1998/Math/MathML" display="block">
  <semantics>
    <mrow>
      <mi>E</mi>
      <mrow>
        <mo fence="true" form="prefix" stretchy="false">[</mo>
        <mrow>
          <mo stretchy="false">…</mo>
        </mrow>
        <mo fence="true" form="postfix" stretchy="false">]</mo>
      </mrow>
    </mrow>
    <annotation encoding="StarMath 5.0">E [  dotslow  ]</annotation>
  </semantics>
</math>
</file>